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23cm" svg:height="8.394cm" svg:x="0.008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6-03T15:48:50.838984441</dc:date>
    <meta:editing-duration>PT2M52S</meta:editing-duration>
    <meta:editing-cycles>18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24cm" svg:height="8.395cm" xlink:href="." xlink:type="simple" chart:class="chart:scatter" chart:style-name="ch1">
        <chart:plot-area chart:style-name="ch2" chart:data-source-has-labels="both" svg:x="0.298cm" svg:y="0.167cm" svg:width="14.328cm" svg:height="8.061cm">
          <chart:coordinate-region svg:x="0.84cm" svg:y="0.366cm" svg:width="13.692cm" svg:height="7.663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942322772343852">
                <text:p>0.0942322772343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469303395120693">
                <text:p>0.46930339512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54429724189628">
                <text:p>0.654429724189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836973318117688">
                <text:p>0.836973318117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836973318117687">
                <text:p>0.8369733181176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654429724189627">
                <text:p>0.6544297241896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469303395120693">
                <text:p>0.4693033951206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0942322772343845">
                <text:p>0.09423227723438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0942322772343842">
                <text:p>-0.09423227723438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282324939955542">
                <text:p>-0.2823249399555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469303395120692">
                <text:p>-0.4693033951206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654429724189628">
                <text:p>-0.6544297241896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836973318117688">
                <text:p>-0.8369733181176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